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Exploración en la Niebla</text:span></text:h>
      <text:p text:style-name="Text_20_body"/>
      <text:p text:style-name="Text_20_body">Después de una noche tranquila, Elara había conseguido dormir suficientes horas por primera vez en muchos días. Su cuerpo agradecía el descanso y, por primera vez en mucho tiempo, despertó sin la sensación de agotamiento que la había acompañado en su viaje.</text:p>
      <text:p text:style-name="Text_20_body">El amanecer trajo consigo una luz dorada que se filtraba entre las montañas, iluminando el cielo con tonos suaves de rosado y ámbar. Se incorporó lentamente, disfrutando del aire fresco y limpio de la mañana. Sentada sobre una roca plana, sacó de su mochila un par de frutas y las comió en silencio, dejando que su mente se despejara mientras revisaba el mapa.</text:p>
      <text:p text:style-name="Text_20_body">Las montañas que la rodeaban no coincidían del todo con las formaciones representadas en el papel envejecido. Buscó algún punto de referencia, pero todo parecía diferente. Sin embargo, hoy se sentía optimista. El descanso le había devuelto energías y, aunque el mapa no ofrecía respuestas claras, algo en su interior le decía que estaba cerca de descubrir algo importante.</text:p>
      <text:p text:style-name="Text_20_body">Recogió sus pertenencias, apagó los últimos restos de la fogata y continuó su camino. La senda de piedra, desgastada por el tiempo, serpenteaba entre las montañas con suaves curvas, descendiendo poco a poco. A medida que avanzaba, la vegetación escaseaba y las rocas se volvían más prominentes, como si estuviera dejando atrás una frontera natural y adentrándose en un territorio olvidado.</text:p>
      <text:p text:style-name="Text_20_body">No había caminado mucho cuando una densa niebla comenzó a surgir desde el valle que se extendía más adelante. Primero llegó en forma de un manto bajo, abrazando el suelo con delicadeza, pero pronto se espesó hasta reducir la visibilidad a unos pocos metros. Elara se adentró en ella con cautela, sintiendo el aire más húmedo y frío a su alrededor.</text:p>
      <text:p text:style-name="Text_20_body">El silencio se volvió más profundo. Solo el eco de sus propios pasos sobre la piedra rompía la quietud. Poco después, el paisaje cambió. La formación montañosa dio paso a una llanura extensa, un valle oculto tras el velo de la niebla. La luz del sol apenas lograba filtrarse, creando un resplandor difuso que daba al lugar una atmósfera irreal, como si hubiese cruzado un umbral entre dos mundos.</text:p>
      <text:p text:style-name="Text_20_body">A su lado, junto al sendero, comenzaron a aparecer grandes bloques de piedra, esparcidos en desorden, como si hubieran sido arrancados de alguna estructura mayor. Estaban cubiertos de musgo y polvo, pero algunos conservaban inscripciones talladas con precisión. Elara se acercó a una de las piedras y pasó la mano sobre su superficie fría y rugosa, retirando parte de la suciedad que ocultaba los símbolos grabados.</text:p>
      <text:p text:style-name="Text_20_body">Uno de ellos le resultó familiar: el árbol y la serpiente entrelazados, un antiguo emblema que representaba la vida y que con frecuencia se asociaba a Phluvius, el Espíritu de la Lluvia. Más adelante, encontró otro símbolo: un pergamino desplegado junto a la silueta de un búho. Elara recordó haber visto este emblema en textos sobre civilizaciones antiguas. Era el símbolo del conocimiento y la sabiduría, utilizado para representar a la enigmática civilización de Arkanithia.</text:p>
      <text:p text:style-name="Text_20_body"><text:soft-page-break/>Su corazón latió más rápido. Si esos símbolos estaban aquí, significaba que estas ruinas guardaban secretos de un pasado remoto.</text:p>
      <text:p text:style-name="Text_20_body">A medida que avanzaba, las piedras dispersas dieron paso a estructuras mayores. Entre la niebla, comenzaron a perfilarse las siluetas de construcciones colosales, algunas reducidas a escombros y otras aún erguidas, aunque desgastadas por el tiempo. Columnas fragmentadas se alzaban como guardianes de una era olvidada, y muros de piedra decorados con intrincadas inscripciones emergían de entre la bruma.</text:p>
      <text:p text:style-name="Text_20_body">Elara se apresuró. El misterio de aquel lugar la llamaba con fuerza. Las ruinas parecían contar una historia oculta, una que ella estaba a punto de descubrir.</text:p>
      <text:p text:style-name="Text_20_body">Mientras recorría el camino entre las estructuras derruidas, encontró más inscripciones, algunas talladas en los muros y otras escritas con un material desconocido que aún brillaba débilmente, como si una energía antigua latiera en su interior. Intentó descifrar algunas frases y, aunque muchas estaban desvanecidas, pudo leer palabras que hablaban de sabios, de una biblioteca infinita y de un conocimiento almacenado en el corazón de la ciudad.</text:p>
      <text:p text:style-name="Text_20_body">Un estremecimiento recorrió su espalda. ¿Qué ciudad era esta? ¿Cuánto tiempo llevaba oculta en la niebla? Y lo más importante, ¿qué secretos aguardaban en sus profundidades?</text:p>
      <text:p text:style-name="Text_20_body">Sin dudarlo, Elara siguió avanzando, lista para adentrarse aún más en las ruinas de la memoria.</text:p>
      <text:p text:style-name="Standard"/>
      <text:p text:style-name="Horizontal_20_Line"/>
      <text:p text:style-name="Text_20_body"/>
      <text:h text:style-name="Heading_20_3" text:outline-level="3"><text:span text:style-name="Strong_20_Emphasis">La Biblioteca Oculta</text:span></text:h>
      <text:p text:style-name="Text_20_body">Poco a poco, la niebla comenzó a disiparse, revelando más estructuras y detalles ocultos en el paisaje espectral. Lo que al principio parecían meros bloques dispersos de piedra erosionada, ahora tomaba la forma de calles bien definidas y edificios que emergían de la bruma como los recuerdos de un tiempo lejano.</text:p>
      <text:p text:style-name="Text_20_body">Elara avanzó con paso firme, dirigiéndose hacia la zona donde las construcciones se agrupaban con mayor densidad. Había caminado casi una hora desde que encontró las primeras inscripciones, y ahora la ciudad perdida se desplegaba a su alrededor con una claridad sobrecogedora. Calles empedradas se abrían en un entramado perfecto, algunas aún intactas, mientras que otras se hallaban cubiertas por una gruesa capa de tierra y raíces. Los restos de viviendas aparecían a los lados del camino, muchas de ellas aún conservando parte de sus muros y techos, como si el tiempo se hubiera detenido en el momento exacto de la catástrofe.</text:p>
      <text:p text:style-name="Text_20_body">Elara se detuvo frente a una casa de piedra cuya entrada había colapsado parcialmente. Se asomó con cautela y vio dentro los vestigios de una vida interrumpida: fragmentos de cerámica rota esparcidos sobre lo que parecía haber sido una mesa, restos de telas deshilachadas que alguna vez fueron cortinas, y en una esquina, un montón de cenizas en lo que debió ser un hogar aún con algunos tizones <text:soft-page-break/>carbonizados. Todo lucía como si sus habitantes hubieran desaparecido en un solo instante, sin dejar rastro.</text:p>
      <text:p text:style-name="Text_20_body">Más adelante, la calle desembocaba en una plaza cuadrada rodeada por una serie de imponentes edificios, ahora en ruinas. A pesar de los siglos de abandono, su diseño monumental los distinguía de las viviendas comunes. No eran residencias, sino estructuras de gran importancia: el palacio de justicia, el foro, la sede del gobierno… Y en un extremo, una edificación que hizo que un escalofrío recorriera la espalda de Elara.</text:p>
      <text:p text:style-name="Text_20_body">Se detuvo en seco.</text:p>
      <text:p text:style-name="Text_20_body">Ante ella, entre muros resquebrajados y columnas caídas, se alzaba la imagen de algo que conocía demasiado bien. Era el Templo de la Lluvia. O al menos, una versión destruida de él. La arquitectura, los relieves tallados en piedra, la forma de la gran cúpula ahora derrumbada… todo coincidía.</text:p>
      <text:p text:style-name="Text_20_body">Un fuerte sentimiento de extrañeza se apoderó de ella. ¿Cómo era posible? ¿Era esta ciudad el origen de su propio pueblo?</text:p>
      <text:p text:style-name="Text_20_body">Sacudió la cabeza y apartó esas preguntas para más tarde. Lo más importante ahora era entender qué clase de civilización había construido este lugar. Si existían respuestas, seguramente se encontrarían en la biblioteca.</text:p>
      <text:p text:style-name="Text_20_body">A paso acelerado, se dirigió hacia un enorme edificio que, a pesar de los estragos del tiempo, aún mantenía gran parte de su estructura en pie. Enormes columnas flanqueaban la entrada principal, y aunque las puertas de madera se habían podrido hace siglos, la solidez de la piedra aún resistía. Unos grabados en el dintel confirmaban sus sospechas: este debía de haber sido un centro de conocimiento.</text:p>
      <text:p text:style-name="Text_20_body">Al cruzar la entrada, la visión que se desplegó ante sus ojos la dejó sin aliento.</text:p>
      <text:p text:style-name="Text_20_body">El suelo de la gran sala estaba cubierto por fragmentos de pergaminos y papiros desintegrados, rollos de escritura reducidos a polvo, libros destrozados en pilas caóticas. Filas de estanterías carcomidas por el tiempo se inclinaban peligrosamente, muchas de ellas colapsadas, sepultando su contenido bajo escombros.</text:p>
      <text:p text:style-name="Text_20_body">Elara se arrodilló junto a un libro casi entero y lo tomó con sumo cuidado, pero al intentarlo abrir, las páginas se deshacían en sus dedos. El conocimiento de siglos se le escapaba como arena entre las manos.</text:p>
      <text:p text:style-name="Text_20_body">Frustrada, recorrió la mirada por el recinto en busca de algo que hubiera sobrevivido intacto al paso del tiempo. Y entonces los vio: en los muros y columnas aún en pie, inscripciones talladas en la piedra. A diferencia de los pergaminos destruidos, aquellas palabras seguían ahí, inmutables. Se acercó y pasó la mano sobre uno de los grabados, sintiendo las letras ásperas bajo sus yemas. Muchas estaban escritas en una lengua que no comprendía, pero algunas eran reconocibles: nombres de sabios, referencias a una "biblioteca infinita", menciones de un conocimiento almacenado en lo más profundo de la ciudad.</text:p>
      <text:p text:style-name="Text_20_body">Siguiendo las inscripciones, descubrió una escalinata de mármol que descendía hacia la penumbra. La mitad de los escalones estaban rotos o cubiertos por escombros, pero aún era transitable.</text:p>
      <text:p text:style-name="Text_20_body">Respiró hondo y bajó.</text:p>
      <text:p text:style-name="Text_20_body"><text:soft-page-break/>Con cada paso, la luz natural se desvanecía, sustituida por un resplandor tenue que provenía de pequeños cristales incrustados en las paredes. No parecían lámparas, sino algo más… una tecnología o magia que aún latía débilmente después de tanto tiempo.</text:p>
      <text:p text:style-name="Text_20_body">Al final de la escalera, Elara se encontró con una puerta de piedra inmensa, cubierta de símbolos familiares. Grabados que hablaban de memoria, de linajes, de la importancia de preservar el conocimiento. Sin pensarlo mucho, empujó con todas sus fuerzas.</text:p>
      <text:p text:style-name="Text_20_body">La puerta cedió con un crujido profundo y se deslizó lentamente, revelando una cámara colosal.</text:p>
      <text:p text:style-name="Text_20_body">Las sombras ocultaban los rincones más lejanos, pero la tenue luz de los cristales iluminaba estanterías derrumbadas, mesas cubiertas de polvo y montones de libros y pergaminos esparcidos por el suelo. Algunos brillaban débilmente con una energía extraña, como si aún contuvieran un vestigio de la sabiduría que los creó.</text:p>
      <text:p text:style-name="Text_20_body"/>
      <text:p text:style-name="Horizontal_20_Line"/>
      <text:p text:style-name="Text_20_body">Pero lo que más llamó su atención estaba en el centro de la sala.</text:p>
      <text:p text:style-name="Text_20_body">Sobre una gran mesa de piedra, en perfecto estado, descansaba un único libro intacto.</text:p>
      <text:p text:style-name="Text_20_body">Elara se acercó con cautela. A diferencia de los demás, sus páginas no estaban deterioradas ni cubiertas de polvo. Con dedos temblorosos, lo abrió.</text:p>
      <text:p text:style-name="Text_20_body">Lo que vio la dejó sin aliento.</text:p>
      <text:p text:style-name="Text_20_body">Eran mapas. Detallados, intrincados… y familiares.</text:p>
      <text:p text:style-name="Text_20_body">Las calles, las plazas, los edificios… eran los mismos que la rodeaban en ese instante.</text:p>
      <text:p text:style-name="Text_20_body">Se encontraba dentro de la misma ciudad que aquel libro describía.</text:p>
      <text:p text:style-name="Text_20_body">Pero había algo más. Algo inquietante.</text:p>
      <text:p text:style-name="Text_20_body">El último mapa mostraba la ciudad en ruinas, tal como la veía ahora. Y junto a la ilustración, una inscripción resaltaba sobre el resto:</text:p>
      <text:p text:style-name="Text_20_body"><text:span text:style-name="Emphasis">"El pasado no está muerto. Permanece dormido en la memoria de la piedra, esperando ser recordado."</text:span></text:p>
      <text:p text:style-name="Text_20_body">Elara sintió un escalofrío recorrerle la espalda.</text:p>
      <text:p text:style-name="Text_20_body">Esta ciudad olvidada tenía secretos que aún no se habían desvanecido con el tiempo.</text:p>
      <text:p text:style-name="Text_20_body">Y ella estaba a punto de descubrirlos.</text:p>
      <text:p text:style-name="Text_20_body"/>
      <text:p text:style-name="Horizontal_20_Line"/>
      <text:p text:style-name="Text_20_body"/>
      <text:p text:style-name="Text_20_body"/>
      <text:h text:style-name="Heading_20_3" text:outline-level="3"><text:soft-page-break/>La Revelación: La Ciudad Perdida</text:h>
      <text:p text:style-name="Text_20_body">Elara recorrió con la mirada los muros grabados, descifrando poco a poco las inscripciones antiguas. Cada símbolo, cada trazo en la piedra parecía cobrar vida ante sus ojos. Algunos estaban desgastados por el tiempo, otros, aunque cubiertos de polvo, conservaban una nitidez que desafiaba los siglos. Había un nombre que se repetía en múltiples fragmentos dispersos entre las ruinas:</text:p>
      <text:p text:style-name="Text_20_body"><text:span text:style-name="Strong_20_Emphasis">"Acquanthis."</text:span></text:p>
      <text:p text:style-name="Text_20_body">Elara sintió un escalofrío. Su mente evocó una historia casi olvidada, una leyenda susurrada en las noches de tormenta por los ancianos de Rainland. Hablaba de una antigua ciudad que un día desapareció misteriosamente sin dejar rastro. Una ciudad fabulosa, adelantada a su tiempo, en donde florecían los prodigios científicos, donde la lluvia misma era comprendida y venerada en igual medida.</text:p>
      <text:p text:style-name="Text_20_body"><text:span text:style-name="Strong_20_Emphasis">¿Era posible?</text:span></text:p>
      <text:p text:style-name="Text_20_body"><text:span text:style-name="Strong_20_Emphasis">¿La ciudad de Acquanthis había existido realmente?</text:span></text:p>
      <text:p text:style-name="Text_20_body"><text:span text:style-name="Strong_20_Emphasis">¿Podía estar caminando sobre las ruinas de aquella ciudad perdida?</text:span></text:p>
      <text:p text:style-name="Text_20_body">Pero entonces, un sonido leve, como el roce de un pie sobre la piedra, rompió el silencio. Provenía de algún rincón de la sala, detrás de ella.</text:p>
      <text:p text:style-name="Text_20_body">Un escalofrío recorrió su espalda.</text:p>
      <text:p text:style-name="Text_20_body">Desde hacía un tiempo, sin ser completamente consciente, había sentido algo. Una sensación vaga, como una presencia oculta entre las sombras de los edificios derruidos. No estaba segura de qué la inquietaba, pero un instinto primitivo le advertía que no estaba sola.</text:p>
      <text:p text:style-name="Text_20_body">Giró lentamente, escudriñando los pasillos en penumbra, los escombros donde la luz se extinguía. Nada.</text:p>
      <text:p text:style-name="Text_20_body">El silencio era absoluto. Pero la sensación persistía. <text:span text:style-name="Strong_20_Emphasis">Tal vez solo era su mente jugándole una mala pasada. Tal vez...</text:span></text:p>
      <text:p text:style-name="Text_20_body">Entonces, entre los restos de una columna caída, una sombra se deslizo con suavidad, desapareciendo en la penumbra. Fue solo un parpadeo, un movimiento fugaz en el rabillo del ojo, pero suficiente para helarle la sangre.</text:p>
      <text:p text:style-name="Text_20_body">Elara sintió cómo el frío le erizaba la piel.</text:p>
      <text:p text:style-name="Text_20_body"><text:span text:style-name="Strong_20_Emphasis">Alguien —o algo— la estaba observando.</text:span></text:p>
      <text:p text:style-name="Text_20_body">—¿Hay alguien ahí? —preguntó en voz baja, casi en un susurro.</text:p>
      <text:p text:style-name="Text_20_body">No hubo respuesta.</text:p>
      <text:p text:style-name="Text_20_body">Avanzó con cautela, rodeando la columna donde había visto moverse la sombra. No había nada allí. Sus ojos recorrieron el recinto, pero solo encontró ruinas, silencio y penumbra. Sin embargo, la inquietud persistía, clavada en su pecho como una advertencia muda.</text:p>
      <text:p text:style-name="Text_20_body">Inspiró profundamente y se obligó a seguir. La sala era inmensa, con un techo alto que se perdía en las sombras. En su interior, columnas majestuosas se alineaban como los restos de un templo olvidado. <text:soft-page-break/>Estanterías de piedra, ahora vacías, daban testimonio de un lugar que, en otro tiempo, debió albergar un vasto conocimiento.</text:p>
      <text:p text:style-name="Text_20_body">Pero lo que capturó su atención fue una estatua colosal en el centro de la sala.</text:p>
      <text:p text:style-name="Text_20_body">Se acercó con curiosidad. La figura, tallada con asombroso detalle, representaba a un hombre de porte majestuoso. Su rostro, de facciones severas pero sabias, transmitía una sensación de calma inquebrantable. Sus ojos, aunque de piedra, parecían observarla con la intensidad de un juicio silencioso. Vestía una larga túnica adornada con inscripciones y sostenía un libro abierto en sus manos.</text:p>
      <text:p text:style-name="Text_20_body">A sus pies, una placa desgastada por los siglos revelaba un nombre: <text:span text:style-name="Strong_20_Emphasis">"Rey Nytharion, Protector del Conocimiento".</text:span></text:p>
      <text:p text:style-name="Text_20_body">No tardó en encontrar más información en textos y grabados dispersos a su alrededor.</text:p>
      <text:p text:style-name="Text_20_body">Los escritos hablaban de un rey poderoso y sabio que, en tiempos remotos, había comprendido el peligro del olvido. Para evitar que el conocimiento de su civilización se perdiera, ordenó la creación de un libro que contuviera todo el saber en sus páginas. Pero no solo el conocimiento de su era, sino también el conocimiento del futuro. Un libro que pudiera crecer, absorber nueva sabiduría sin fin. Un libro infinito.</text:p>
      <text:p text:style-name="Text_20_body">Elara sintió que su respiración se entrecortaba. <text:span text:style-name="Strong_20_Emphasis">El Codex.</text:span></text:p>
      <text:p text:style-name="Text_20_body">¿Podía ser que los escritos se refirieran al mismo libro que ella buscaba? Su corazón latía con fuerza, como si la ciudad misma le estuviera revelando su secreto. Miró a su alrededor con una nueva comprensión. La disposición de las calles, la ubicación de los edificios, la forma en que el centro de la ciudad estaba construido en torno a un eje de saber y culto... todo encajaba.</text:p>
      <text:p text:style-name="Text_20_body">Y entonces lo entendó.</text:p>
      <text:p text:style-name="Text_20_body">Se detuvo en seco, su cuerpo paralizado por el peso de la revelación.</text:p>
      <text:p text:style-name="Text_20_body">Las ruinas no eran solo un testimonio de un pasado remoto. <text:span text:style-name="Strong_20_Emphasis">Ella estaba caminando sobre el lugar donde el Codex había nacido.</text:span></text:p>
      <text:p text:style-name="Text_20_body">El tiempo pareció detenerse. La neblina que cubría su mente se disipó de golpe. Ya no eran piedras caídas ni columnas erosionadas lo que la rodeaba. <text:span text:style-name="Strong_20_Emphasis">Eran las huellas de aquellos que, siglos atrás, habían dedicado su vida al conocimiento y su preservación.</text:span></text:p>
      <text:p text:style-name="Text_20_body">No estaba explorando un sitio cualquiera.</text:p>
      <text:p text:style-name="Text_20_body"><text:span text:style-name="Strong_20_Emphasis">Estaba caminando sobre la historia misma, sobre los cimientos de la civilización que dio origen al mayor libro de sabiduría jamás escrito.</text:span></text:p>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09T15:04:48.974000000</meta:creation-date>
    <dc:date>2025-02-15T09:11:33.806000000</dc:date>
    <meta:editing-duration>PT19M28S</meta:editing-duration>
    <meta:editing-cycles>4</meta:editing-cycles>
    <meta:generator>LibreOffice/7.3.5.2$Windows_X86_64 LibreOffice_project/184fe81b8c8c30d8b5082578aee2fed2ea847c01</meta:generator>
    <meta:document-statistic meta:table-count="0" meta:image-count="0" meta:object-count="0" meta:page-count="6" meta:paragraph-count="80" meta:word-count="2514" meta:character-count="15452" meta:non-whitespace-character-count="13018"/>
  </office:meta>
</office:document-meta>
</file>